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background-color="#a4c2f4" loext:char-shading-value="0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urso de Diseño de PCBs - CESE</text:span></text:p>
      <text:p text:style-name="P2"><text:span text:style-name="T1">Hoja de presentación de proyecto</text:span></text:p>
      <text:p text:style-name="P1"/>
      <text:p text:style-name="P1"><text:span text:style-name="T2">Nombre corto del proyecto:</text:span> </text:p>
      <text:p text:style-name="P1"><text:span text:style-name="T3">Lapicera con puntero láser</text:span></text:p>
      <text:p text:style-name="P1"/>
      <text:p text:style-name="P1"><text:span text:style-name="T2">Autor:</text:span></text:p>
      <text:p text:style-name="P1"><text:span text:style-name="T3">Tu Nombre y Apellido</text:span></text:p>
      <text:p text:style-name="P1"/>
      <text:p text:style-name="P1"><text:span text:style-name="T2">Fecha de este documento::</text:span></text:p>
      <text:p text:style-name="P1"/>
      <text:p text:style-name="P1"><text:span text:style-name="T3">xx Octubre de 2016</text:span></text:p>
      <text:p text:style-name="P1"/>
      <text:p text:style-name="P1"><text:span text:style-name="T2">Licencia:</text:span></text:p>
      <text:p text:style-name="P1"><text:span text:style-name="T1">BSD</text:span></text:p>
      <text:p text:style-name="P1">Si es un proyecto tipo Poncho o relacionado con la CIAA debe poseer licencia BSD. Sino elegir alguna licencia de Hardware Abierto (CERN-OHL, BSD, GPL, etc.).</text:p>
      <text:p text:style-name="P1"/>
      <text:p text:style-name="P1"><text:span text:style-name="T2">Repositorio de trabajo:</text:span></text:p>
      <text:p text:style-name="P1"><text:span text:style-name="T3">https://completar</text:span></text:p>
      <text:p text:style-name="P1"><text:span text:style-name="T4">Indicar URL del repo. </text:span></text:p>
      <text:p text:style-name="P1"><text:span text:style-name="T4">Proyectos abiertos Ponchos EDU-CIAA: </text:span><text:a xlink:type="simple" xlink:href="https://github.com/brengi/Ponchos.git" text:style-name="Internet_20_link" text:visited-style-name="Visited_20_Internet_20_Link"><text:span text:style-name="T6">https://github.com/brengi/Ponchos.git</text:span></text:a></text:p>
      <text:p text:style-name="P1"><text:span text:style-name="T4">Proyectos relacionados con la CIAA: </text:span><text:a xlink:type="simple" xlink:href="https://github.com/brengi/HardwareCIAA.git" text:style-name="Internet_20_link" text:visited-style-name="Visited_20_Internet_20_Link"><text:span text:style-name="T6">https://github.com/brengi/HardwareCIAA.git</text:span></text:a></text:p>
      <text:p text:style-name="P1"><text:span text:style-name="T4">Proyectos abiertos sin relación se puede abrir un </text:span><text:span text:style-name="T5">repo propio</text:span><text:span text:style-name="T4"> o usar: </text:span><text:a xlink:type="simple" xlink:href="https://github.com/brengi/CESE-PCB.git" text:style-name="Internet_20_link" text:visited-style-name="Visited_20_Internet_20_Link"><text:span text:style-name="T6">https://github.com/brengi/CESE-PCB.git</text:span></text:a></text:p>
      <text:p text:style-name="P1"><text:span text:style-name="T4">Si el proyecto es privado, aclarar con qué método se proveerá al profesor de los archivos <text:s/>para realizar el seguimiento y la evaluación. </text:span></text:p>
      <text:p text:style-name="P1"/>
      <text:p text:style-name="P1"><text:soft-page-break/><text:span text:style-name="T2">Descripción:</text:span></text:p>
      <text:p text:style-name="P1"><text:span text:style-name="T7">Una descripción breve del proyecto, por ejemplo: Este circuito implementa una lapicera con puntero láser para jugar con los perros y gatos. Se alimentará con baterías y podrá usarse en aplicaciones con la EDU-CIAA.</text:span></text:p>
      <text:p text:style-name="P1"/>
      <text:p text:style-name="P1"><text:span text:style-name="T2">Requisitos del profesor:</text:span></text:p>
      <text:p text:style-name="P1"><text:span text:style-name="T8">Colocar los requisitos acordados con el profesor. Por ejemplo funciones mínimas, número de capas, tipo de fabricación, tipo de componentes y tecnología de montaje, circuitos de referencia charlados en clase, etc.</text:span></text:p>
      <text:p text:style-name="P1"><text:span text:style-name="T8">Requisitos comunes a todos: </text:span></text:p>
      <text:list xml:id="list2987651211987398704" text:style-name="WWNum2">
        <text:list-item>
          <text:p text:style-name="P4"><text:span text:style-name="T8">Licencia abierta (se tiene que poder publicar los archivos KiCad y la funcionalidad del circuito).</text:span></text:p>
        </text:list-item>
        <text:list-item>
          <text:p text:style-name="P4"><text:span text:style-name="T8">Utilizar Kicad 4.0.x. </text:span></text:p>
        </text:list-item>
        <text:list-item>
          <text:p text:style-name="P4"><text:span text:style-name="T8">Consolidar toda la documentación en forma organizada dentro del directorio de proyecto de KiCad.</text:span></text:p>
        </text:list-item>
        <text:list-item>
          <text:p text:style-name="P4"><text:span text:style-name="T8">Aplicar una licencia o aclarar el Copyright.</text:span></text:p>
        </text:list-item>
        <text:list-item>
          <text:p text:style-name="P4"><text:span text:style-name="T8">Considerar en cada caso, los aspectos vistos referente a documentación.</text:span></text:p>
        </text:list-item>
        <text:list-item>
          <text:p text:style-name="P4"><text:span text:style-name="T8">Realizar diseño jerárquico salvo en circuitos muy pequeños.</text:span></text:p>
        </text:list-item>
        <text:list-item>
          <text:p text:style-name="P4"><text:span text:style-name="T8">Siempre que sea posible, considerar para los diseños componentes que se consigan en el mercado local.</text:span></text:p>
        </text:list-item>
        <text:list-item>
          <text:p text:style-name="P4"><text:span text:style-name="T8">Se utilizará como proveedor de referencia a Mayer (para las reglas de diseño). </text:span></text:p>
        </text:list-item>
        <text:list-item>
          <text:p text:style-name="P4"><text:span text:style-name="T8">Indicar que tipo/calidad de placa se considera para el diseño, intentando siempre que sea posible, seleccionar la de menor costo. </text:span></text:p>
        </text:list-item>
      </text:list>
      <text:p text:style-name="P1"/>
      <text:p text:style-name="P1"/>
      <text:p text:style-name="P1"><text:span text:style-name="T2">Tareas y Alcance:</text:span></text:p>
      <text:p text:style-name="P1"><text:span text:style-name="T8">Indicar hasta donde se pretende llegar con el diseño y que tareas involucra. Por ejemplo:</text:span></text:p>
      <text:list xml:id="list8339629782879014489" text:style-name="WWNum1">
        <text:list-item>
          <text:p text:style-name="P5"><text:span text:style-name="T8">Búsqueda de esquemáticos de referencia. (Obligatorio)</text:span></text:p>
        </text:list-item>
        <text:list-item>
          <text:p text:style-name="P5"><text:span text:style-name="T8">Adaptaciones de esquemático. </text:span></text:p>
        </text:list-item>
        <text:list-item>
          <text:p text:style-name="P5"><text:span text:style-name="T8">Ingreso de esquemático a Kicad. (Obligatorio)</text:span></text:p>
        </text:list-item>
        <text:list-item>
          <text:p text:style-name="P5"><text:span text:style-name="T8">Revisión del esquemático por un tercero. (Obligatorio)</text:span></text:p>
        </text:list-item>
        <text:list-item>
          <text:p text:style-name="P5"><text:span text:style-name="T8">Cálculo de presupuesto y proveedores de componentes. <text:s/>(Obligatorio)</text:span></text:p>
        </text:list-item>
        <text:list-item>
          <text:p text:style-name="P5"><text:span text:style-name="T8">Selección de footprints. (Obligatorio)</text:span></text:p>
        </text:list-item>
        <text:list-item>
          <text:p text:style-name="P5"><text:span text:style-name="T8">Ubicación de componentes. (Depende lo acordado)</text:span></text:p>
        </text:list-item>
        <text:list-item>
          <text:p text:style-name="P5"><text:soft-page-break/><text:span text:style-name="T8">Ruteo. (Depende lo acordado)</text:span></text:p>
        </text:list-item>
        <text:list-item>
          <text:p text:style-name="P5"><text:span text:style-name="T8">Generación de Gerbers. <text:s/>(Depende lo acordado)</text:span></text:p>
        </text:list-item>
        <text:list-item>
          <text:p text:style-name="P5"><text:span text:style-name="T8">Fabricación de prototipo. (Depende lo acordado)</text:span></text:p>
        </text:list-item>
        <text:list-item>
          <text:p text:style-name="P5"><text:span text:style-name="T8">Validación funcional. (Depende lo acordado)</text:span></text:p>
        </text:list-item>
      </text:list>
      <text:p text:style-name="P1"/>
      <text:p text:style-name="P1"/>
      <text:p text:style-name="P1"><text:span text:style-name="T2">Enlaces:</text:span></text:p>
      <text:p text:style-name="P1"><text:span text:style-name="T8">Colocar enlaces relevantes de referencia si los hay.</text:span></text:p>
      <text:p text:style-name="P1"/>
      <text:p text:style-name="P1"/>
      <text:p text:style-name="P1"><text:span text:style-name="T2">Imágenes:</text:span></text:p>
      <text:p text:style-name="P1"><text:span text:style-name="T8">Colocar imágenes ilustrativas, por ejemplo diseño o estado actual, producto similar o a copiar, etc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419" meta:character-count="2816" meta:non-whitespace-character-count="2454"/>
    <meta:generator>LibreOfficeDev/5.1.0.3$Linux_X86_64 LibreOffice_project/</meta:generator>
  </office:meta>
</office:document-meta>
</file>